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style:font-name="Arial1" fo:font-size="11pt" fo:font-weight="normal" officeooo:rsid="0006a20a" officeooo:paragraph-rsid="0006a20a" style:font-size-asian="9.60000038146973pt" style:font-weight-asian="normal" style:font-size-complex="11pt" style:font-weight-complex="normal"/>
    </style:style>
    <style:style style:name="P2" style:family="paragraph" style:parent-style-name="Standard">
      <style:text-properties style:font-name="Arial1" fo:font-size="11pt" fo:font-weight="bold" officeooo:rsid="0006a20a" officeooo:paragraph-rsid="0006a20a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style:font-name="Arial1" fo:font-size="11pt" fo:font-weight="normal" officeooo:rsid="0006a20a" officeooo:paragraph-rsid="0006a20a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color="#ff860d" loext:opacity="100%" style:font-name="Arial1" fo:font-size="24pt" fo:font-weight="bold" officeooo:rsid="0006a20a" officeooo:paragraph-rsid="0006a20a" style:font-size-asian="21pt" style:font-weight-asian="bold" style:font-size-complex="24pt" style:font-weight-complex="bold"/>
    </style:style>
    <style:style style:name="P5" style:family="paragraph" style:parent-style-name="Standard">
      <style:text-properties fo:color="#f10d0c" loext:opacity="100%" style:font-name="Arial1" fo:font-size="14pt" fo:font-weight="bold" officeooo:rsid="0006a20a" officeooo:paragraph-rsid="0006a20a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f10d0c" loext:opacity="100%" style:font-name="Arial1" fo:font-size="14pt" fo:font-weight="bold" officeooo:rsid="0006a20a" officeooo:paragraph-rsid="0006a20a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loext:opacity="100%" style:font-name="Arial1" fo:font-size="11pt" fo:font-weight="normal" officeooo:rsid="0006a20a" officeooo:paragraph-rsid="0006a20a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color="#000000" loext:opacity="100%" style:font-name="Arial1" fo:font-size="11pt" fo:font-weight="bold" officeooo:rsid="0006a20a" officeooo:paragraph-rsid="0006a20a" style:font-size-asian="9.60000038146973pt" style:font-weight-asian="bold" style:font-size-complex="11pt" style:font-weight-complex="bold"/>
    </style:style>
    <style:style style:name="P9" style:family="paragraph" style:parent-style-name="Standard">
      <style:text-properties officeooo:rsid="0006a20a" officeooo:paragraph-rsid="0006a20a"/>
    </style:style>
    <style:style style:name="P10" style:family="paragraph" style:parent-style-name="Standard">
      <style:text-properties fo:color="#e6e905" loext:opacity="100%" style:font-name="Arial1" fo:font-size="11pt" fo:font-weight="bold" officeooo:rsid="0006a20a" officeooo:paragraph-rsid="0006a20a" style:font-size-asian="9.60000038146973pt" style:font-weight-asian="bold" style:font-size-complex="11pt" style:font-weight-complex="bold"/>
    </style:style>
    <style:style style:name="P11" style:family="paragraph" style:parent-style-name="Text_20_body">
      <style:text-properties officeooo:rsid="0006a20a" officeooo:paragraph-rsid="0006a20a"/>
    </style:style>
    <style:style style:name="P12" style:family="paragraph" style:parent-style-name="Text_20_body">
      <style:text-properties fo:font-weight="bold" officeooo:rsid="0006a20a" officeooo:paragraph-rsid="0006a20a" style:font-weight-asian="bold" style:font-weight-complex="bold"/>
    </style:style>
    <style:style style:name="P13" style:family="paragraph" style:parent-style-name="Text_20_body">
      <style:text-properties fo:font-weight="normal" officeooo:rsid="0006a20a" officeooo:paragraph-rsid="0006a20a" style:font-weight-asian="normal" style:font-weight-complex="normal"/>
    </style:style>
    <style:style style:name="P14" style:family="paragraph" style:parent-style-name="Text_20_body">
      <style:text-properties fo:color="#e6e905" loext:opacity="100%" fo:font-weight="bold" officeooo:rsid="0006a20a" officeooo:paragraph-rsid="0006a20a" style:font-weight-asian="bold" style:font-weight-complex="bold"/>
    </style:style>
    <style:style style:name="P15" style:family="paragraph" style:parent-style-name="Text_20_body">
      <style:text-properties fo:color="#f10d0c" loext:opacity="100%" fo:font-size="14pt" fo:font-weight="bold" officeooo:rsid="0006a20a" officeooo:paragraph-rsid="0006a20a" style:font-size-asian="14pt" style:font-weight-asian="bold" style:font-size-complex="14pt" style:font-weight-complex="bold"/>
    </style:style>
    <style:style style:name="P16" style:family="paragraph" style:parent-style-name="Text_20_body">
      <style:text-properties fo:color="#000000" loext:opacity="100%" fo:font-weight="normal" officeooo:rsid="0006a20a" officeooo:paragraph-rsid="0006a20a" style:font-weight-asian="normal" style:font-weight-complex="normal"/>
    </style:style>
    <style:style style:name="P17" style:family="paragraph" style:parent-style-name="Text_20_body">
      <style:text-properties fo:color="#000000" loext:opacity="100%" fo:font-size="11pt" fo:font-weight="normal" officeooo:rsid="0006a20a" officeooo:paragraph-rsid="0006a20a" style:font-size-asian="9.60000038146973pt" style:font-weight-asian="normal" style:font-size-complex="11pt" style:font-weight-complex="normal"/>
    </style:style>
    <style:style style:name="P18" style:family="paragraph" style:parent-style-name="Text_20_body">
      <style:text-properties fo:color="#000000" loext:opacity="100%" fo:font-size="11pt" fo:font-weight="bold" officeooo:rsid="0006a20a" officeooo:paragraph-rsid="0006a20a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1"/>
    </style:style>
    <style:style style:name="T3" style:family="text">
      <style:text-properties style:font-name="Arial1" fo:font-size="11pt" style:font-size-asian="9.60000038146973pt" style:font-size-complex="11pt"/>
    </style:style>
    <style:style style:name="T4" style:family="text">
      <style:text-properties style:font-name="Arial1" fo:font-size="11pt" fo:font-weight="normal" style:font-size-asian="9.60000038146973pt" style:font-weight-asian="normal" style:font-size-complex="11pt" style:font-weight-complex="normal"/>
    </style:style>
    <style:style style:name="T5" style:family="text">
      <style:text-properties style:font-name="Arial1" fo:font-weight="bold" style:font-weight-asian="bold" style:font-weight-complex="bold"/>
    </style:style>
    <style:style style:name="T6" style:family="text">
      <style:text-properties style:font-name="Arial1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ma 4: Relaciones socioeconómicas. Auto-Orientación profesional.</text:p>
      <text:p text:style-name="P4"/>
      <text:p text:style-name="P5">1. Análisis socioeconómico.</text:p>
      <text:p text:style-name="P5"/>
      <text:p text:style-name="P7">El marco socioeconómico es el análisis de la situación económica y social de la zona en la que está instalada la empresa y las zonas con las que interactúa.</text:p>
      <text:p text:style-name="P7"/>
      <text:p text:style-name="P7">Se estudia mediante lo que conocemos como PESTEL (factores políticos, económicos-legales, tecnológicos y medioambientales).</text:p>
      <text:p text:style-name="P7"/>
      <text:p text:style-name="P7">Los objetivos prioritarios de los agentes económicos son impulsar las elaboraciones de cualificaciones profesionales, certificados de profesionalidad y desarrollo curricular.</text:p>
      <text:p text:style-name="P7"/>
      <text:p text:style-name="P7">El capital humano es el factor más importante en la mejora competitiva de un país, asentándose en dos pilares fundamentales: la educación y la formación.</text:p>
      <text:p text:style-name="P7"/>
      <text:p text:style-name="P6">2. Organización de la empresa. Funciones.</text:p>
      <text:p text:style-name="P6"/>
      <text:p text:style-name="P7">Podemos distinguir dos tipos de estructura organizacional: formal (relaciones marcadas por la Dirección de la empresa) o informal (por los propios trabajadores).</text:p>
      <text:p text:style-name="P7"/>
      <text:p text:style-name="P7">La estructura organizativa está formada por:</text:p>
      <text:p text:style-name="P7"/>
      <text:p text:style-name="P8">· Cargos: <text:span text:style-name="T1">personal que la integra.</text:span></text:p>
      <text:p text:style-name="P8">· Funciones: <text:span text:style-name="T1">asignadas de los cargos y personal.</text:span></text:p>
      <text:p text:style-name="P8">· Relaciones: <text:span text:style-name="T1">de los trabajadores y propietarios o responsables a nivel funcional.</text:span></text:p>
      <text:p text:style-name="P8"><text:span text:style-name="T1"/></text:p>
      <text:p text:style-name="P8"><text:span text:style-name="T1">Se basa en unos principios:</text:span></text:p>
      <text:p text:style-name="P9"/>
      <text:p text:style-name="P2">· De autoridad y jerarquía: <text:span text:style-name="T1">basados en responsabilidad y control.</text:span></text:p>
      <text:p text:style-name="P2">· De unidad de Dirección: <text:span text:style-name="T1">existiendo una sola dirección estratégica.</text:span></text:p>
      <text:p text:style-name="P2">· De departamentalización: <text:span text:style-name="T1">departamentos con sus tareas y funciones establecidas.</text:span></text:p>
      <text:p text:style-name="P2">· De comunicación: <text:span text:style-name="T1">pueden ser descendentes (superior a empleado), horizontal (de jefe a jefe, de empleado a empleado) y ascendente (de empleado a superior).</text:span></text:p>
      <text:p text:style-name="P2"><text:span text:style-name="T1"/></text:p>
      <text:p text:style-name="P10">2.1. Funciones de las organizaciones.</text:p>
      <text:p text:style-name="P2"/>
      <text:p text:style-name="P2">1) Planificar: <text:span text:style-name="T1">objetivos estratégicos.</text:span></text:p>
      <text:p text:style-name="P2"><text:span text:style-name="T1"/></text:p>
      <text:p text:style-name="P2">2) Organizar: <text:span text:style-name="T1">la ordenación de los recursos económicos, materiales y humanos.</text:span></text:p>
      <text:p text:style-name="P2"><text:span text:style-name="T1"/></text:p>
      <text:p text:style-name="P2">3) Dirigir: <text:span text:style-name="T1">esta función es la de gestionar y tomar decisiones.</text:span></text:p>
      <text:p text:style-name="P2"><text:span text:style-name="T1"/></text:p>
      <text:p text:style-name="P2">4) Controlar: <text:span text:style-name="T1">esta función de control exige una observación constante y continuada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6"><text:soft-page-break/>3. Organización de la empresa. Organigramas y trámites de constitución.</text:p>
      <text:p text:style-name="P2"/>
      <text:p text:style-name="P10">3.1. Organigramas.</text:p>
      <text:p text:style-name="P2"/>
      <text:p text:style-name="P3">Un organigrama es la representación gráfica de la estructura orgánica de una empresa y organización que refleja, en forma esquemática, la posición de las áreas que la integran, sus niveles jerárquicos, líneas de autoridad y de asesoría. Es un formato gráfico.</text:p>
      <text:p text:style-name="P3"/>
      <text:p text:style-name="P3">El organigrama de empresas se debe elaborar en el momento de creación de estas, e incluirse en el plan de negocio.</text:p>
      <text:p text:style-name="P3"/>
      <text:p text:style-name="P10">3.2. Trámites para la constitución y actividad de la empresa.</text:p>
      <text:p text:style-name="P3"/>
      <text:p text:style-name="P3">Para la creación de la empresa y su constitución son necesarios una serie de trámites administrativos para adoptar la personalidad jurídica y los trámites para la puesta en marcha de la empresa.</text:p>
      <text:p text:style-name="P3"/>
      <text:p text:style-name="P6">4. Análisis de una empresa.</text:p>
      <text:p text:style-name="P2"/>
      <text:p text:style-name="P10">4.1. Funcionamiento económico y financiero.</text:p>
      <text:p text:style-name="P2"/>
      <text:p text:style-name="P3">Tiene tres objetos de estudio diferenciados:</text:p>
      <text:p text:style-name="P3"/>
      <text:p text:style-name="P3"><text:span text:style-name="T7">A) Análisis patrimonial:</text:span> se enfoca en el estudio de la situación patrimonial de la empresa (el conjunto de bienes, derechos y obligaciones que tiene).</text:p>
      <text:p text:style-name="P3"/>
      <text:p text:style-name="P3"><text:span text:style-name="T7">B) Análisis financiero:</text:span> se refiere a la estructura financiera de la compañía, contenida en el patrimonio neto y pasivo del balance (como las obligaciones de pago.</text:p>
      <text:p text:style-name="P3"/>
      <text:p text:style-name="P2">C) Análisis económico: <text:span text:style-name="T1">concretar hasta qué punto los elementos de la estructura económica de la empresa proporcionan la rentabilidad deseada (pérdidas y ganancias).</text:span></text:p>
      <text:p text:style-name="P2"><text:span text:style-name="T1"/></text:p>
      <text:p text:style-name="P10">4.2. Líneas de financiación.</text:p>
      <text:p text:style-name="P2"/>
      <text:p text:style-name="P3">Fuentes de financiación de donde poder conseguir dinero que permita la realización de inversiones.</text:p>
      <text:p text:style-name="P3"/>
      <text:p text:style-name="P6">5. Autoconocimiento.</text:p>
      <text:p text:style-name="P6"/>
      <text:p text:style-name="P3">Conocerse a uno mismo y analizar nuestro perfil profesional:</text:p>
      <text:p text:style-name="P3"/>
      <text:h text:style-name="P1" text:outline-level="3" text:is-list-header="true">· Se evalúan e identifican aptitudes, competencias e intereses.</text:h>
      <text:p text:style-name="P11"><text:span text:style-name="T4">· Se informa sobre la oferta y la demanda laboral actual y futura.</text:span></text:p>
      <text:p text:style-name="P14"><text:span text:style-name="T3">5.1. Los intereses profesionales.</text:span></text:p>
      <text:p text:style-name="P13"><text:span text:style-name="T3">Aquellos que podemos desarrollar por medio de una carrera o realizando un trabajo.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oft-page-break/><text:span text:style-name="T3">5.2. Las motivaciones laborales.</text:span></text:p>
      <text:p text:style-name="P13"><text:span text:style-name="T3">Principios y valores que nos mueven y nos llevan a tomar decisiones sobre nuestro futuro profesional.</text:span></text:p>
      <text:p text:style-name="P13"><text:span text:style-name="T3">La vocación, el desarrollo profesional, asumir responsabilidades, trabajar en buen ambiente, desempeñar un trabajo interesante, conciliar vida laboral y personal, aportar sugerencias, propuestas y soluciones, y reconocimiento laboral.</text:span></text:p>
      <text:p text:style-name="P14"><text:span text:style-name="T3">5.3. Las competencias profesionales.</text:span></text:p>
      <text:p text:style-name="P13"><text:span text:style-name="T3">Habilidades, aptitudes y destrezas que ha adquirido una persona a lo largo de su vida personal, profesional y académica.</text:span></text:p>
      <text:p text:style-name="P12"><text:span text:style-name="T3">· Las competencias técnicas: </text:span><text:span text:style-name="T4">son aquellas que se consiguen con la formación.</text:span></text:p>
      <text:p text:style-name="P12"><text:span text:style-name="T3">· Las competencias clave: </text:span><text:span text:style-name="T4">son el conjunto de habilidades, actitudes y capacidades que garantizan el buen desarrollo de una ocupación.</text:span></text:p>
      <text:p text:style-name="P12"><text:span text:style-name="T4"/></text:p>
      <text:p text:style-name="P15"><text:span text:style-name="T2">6. El catálogo nacional de cualificaciones profesionales.</text:span></text:p>
      <text:p text:style-name="P16"><text:span text:style-name="T3">El Catálogo Nacional de Cualificaciones Profesional (CNCP) es el instrumento del Sistema Nacional de las Cualificaciones y Formación Profesional (SNCFP) que ordena las cualificaciones profesionales susceptibles de reconocimiento y acreditación, identificadas en el sistema productivo en función de las competencias apropiadas para el ejercicio profesional.</text:span></text:p>
      <text:p text:style-name="P16"><text:span text:style-name="T3">El Instituto Nacional de las Cualificaciones (INCUAL) es el responsable de definir, elaborar y mantener actualizado el CNCP.</text:span></text:p>
      <text:p text:style-name="P16"><text:span text:style-name="T3">La cualificación profesional describe “un conjunto de competencias profesionales con significación en el empleo que pueden ser adquiridas mediante formación modular u otros tipos de formación, así como a través de la experiencia laboral”.</text:span></text:p>
      <text:p text:style-name="P16"><text:span text:style-name="T3">Existe la Formación Profesional para el Empleo (FPE) que tiene como objetivo impulsar y extender entre las empresas y los trabajadores ocupados y desempleados una formación que contribuya a la mejora de la competitividad y la productividad de las empresas.</text:span></text:p>
      <text:p text:style-name="P15"><text:span text:style-name="T2">7. Elaboración del itinerario formativo profesional.</text:span></text:p>
      <text:p text:style-name="P17"><text:span text:style-name="T2">Es la trayectoria en la que se adquieren competencias para un desempeño laboral específico. Es el recorrido por las diferentes fases formativas.</text:span></text:p>
      <text:p text:style-name="P17"><text:span text:style-name="T2">Se deben tener en cuenta las siguientes cuestiones:</text:span></text:p>
      <text:p text:style-name="P17"><text:span text:style-name="T2">· Sector en el que se desea progresar laboralmente.</text:span></text:p>
      <text:p text:style-name="P17"><text:span text:style-name="T2">· Situación profesional y nivel de estudios actual.</text:span></text:p>
      <text:p text:style-name="P17"><text:span text:style-name="T2">· Puesto laboral al que se aspira.</text:span></text:p>
      <text:p text:style-name="P17"><text:span text:style-name="T2">Debemos conocer la variedad de ofertas formativas:</text:span></text:p>
      <text:p text:style-name="P17"><text:span text:style-name="T2">· Formaciones regladas.</text:span></text:p>
      <text:p text:style-name="P17"><text:span text:style-name="T2">· Formaciones no regladas.</text:span></text:p>
      <text:p text:style-name="P17"><text:span text:style-name="T2">· Formación Profesional para el empleo.</text:span></text:p>
      <text:p text:style-name="P17"><text:span text:style-name="T2"/></text:p>
      <text:p text:style-name="P15"><text:soft-page-break/><text:span text:style-name="T2">8. La formación profesional.</text:span></text:p>
      <text:p text:style-name="P17"><text:span text:style-name="T2">Existen más de 150 ciclos formativos dentro de 26 familias profesionales. Se ofertan:</text:span></text:p>
      <text:p text:style-name="P17"><text:span text:style-name="T5">· Ciclos de Formación Profesional Básica:</text:span><text:span text:style-name="T2"> título de Profesional Básico.</text:span></text:p>
      <text:p text:style-name="P18"><text:span text:style-name="T2">· Ciclos Formativos de Grado Medio: </text:span><text:span text:style-name="T6">título de Técnico.</text:span></text:p>
      <text:p text:style-name="P18"><text:span text:style-name="T2">· Ciclos Formativos de Grado Superior: </text:span><text:span text:style-name="T6">título de Técnico Superior.</text:span></text:p>
      <text:p text:style-name="P18"><text:span text:style-name="T6">Puede cursarse en diferentes modalidades:</text:span></text:p>
      <text:p text:style-name="P18"><text:span text:style-name="T2">· Online.</text:span></text:p>
      <text:p text:style-name="P18"><text:span text:style-name="T2">· Dual: </text:span><text:span text:style-name="T6">en el centro educativo y en una empresa.</text:span></text:p>
      <text:p text:style-name="P18"><text:span text:style-name="T2">· Presencial.</text:span></text:p>
      <text:p text:style-name="P18"><text:span text:style-name="T2">· Semipresencia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0:23:20.363000000</meta:creation-date>
    <dc:date>2023-11-09T11:16:50.029000000</dc:date>
    <meta:editing-duration>PT53M31S</meta:editing-duration>
    <meta:editing-cycles>1</meta:editing-cycles>
    <meta:document-statistic meta:table-count="0" meta:image-count="0" meta:object-count="0" meta:page-count="4" meta:paragraph-count="74" meta:word-count="926" meta:character-count="6276" meta:non-whitespace-character-count="5424"/>
    <meta:generator>LibreOffice/7.6.2.1$Windows_X86_64 LibreOffice_project/56f7684011345957bbf33a7ee678afaf4d2ba333</meta:generator>
  </office:meta>
</office:document-meta>
</file>